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de_20_Snipet">
      <style:paragraph-properties fo:margin-left="0in" fo:margin-right="0in" fo:text-indent="0in" style:auto-text-indent="false"/>
    </style:style>
    <style:style style:name="P11" style:family="paragraph" style:parent-style-name="Heading_20_2">
      <style:text-properties fo:language="fr" fo:country="FR"/>
    </style:style>
    <style:style style:name="P12" style:family="paragraph" style:parent-style-name="Heading_20_1">
      <style:paragraph-properties fo:break-before="page"/>
      <style:text-properties fo:language="fr" fo:country="FR"/>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style style:name="P16" style:family="paragraph" style:parent-style-name="Definition_20_Term" style:list-style-name="WW8Num3"/>
    <style:style style:name="P17" style:family="paragraph" style:parent-style-name="CellBody">
      <style:paragraph-properties style:snap-to-layout-grid="false"/>
    </style:style>
    <style:style style:name="P18" style:family="paragraph" style:parent-style-name="CellBody">
      <style:paragraph-properties style:snap-to-layout-grid="false"/>
      <style:text-properties fo:color="#000000" fo:font-style="italic" style:font-style-asian="italic"/>
    </style:style>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19872448" text:id="ct105553119872448">
          <text:insertion>
            <office:change-info>
              <dc:creator>BJ Hargrave</dc:creator>
              <dc:date>2015-06-26T15:58:00</dc:date>
            </office:change-info>
          </text:insertion>
        </text:changed-region>
        <text:changed-region xml:id="ct106102875730688" text:id="ct106102875730688">
          <text:insertion>
            <office:change-info>
              <dc:creator>BJ Hargrave</dc:creator>
              <dc:date>2015-06-26T15:58:00</dc:date>
            </office:change-info>
          </text:insertion>
        </text:changed-region>
        <text:changed-region xml:id="ct106102873619904" text:id="ct106102873619904">
          <text:insertion>
            <office:change-info>
              <dc:creator>BJ Hargrave</dc:creator>
              <dc:date>2015-06-26T16:01:00</dc:date>
            </office:change-info>
          </text:insertion>
        </text:changed-region>
        <text:changed-region xml:id="ct106102873632768" text:id="ct106102873632768">
          <text:insertion>
            <office:change-info>
              <dc:creator>BJ Hargrave</dc:creator>
              <dc:date>2015-06-26T15:59:00</dc:date>
            </office:change-info>
          </text:insertion>
        </text:changed-region>
        <text:changed-region xml:id="ct105553122003776" text:id="ct105553122003776">
          <text:insertion>
            <office:change-info>
              <dc:creator>BJ Hargrave</dc:creator>
              <dc:date>2015-06-26T16: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1">Draft<text:line-break/><text:line-break/></text:span><text:span text:style-name="T1"><text:page-count style:num-format="1">7</text:page-count></text:span><text:span text:style-name="T1"> Pages</text:span></text:p>
      <text:p text:style-name="P8">Abstract</text:p>
      <text:p text:style-name="P9">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12"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0 Document Information<text:tab/>2</text:p>
          <text:p text:style-name="P22">0.1 Table of Contents<text:tab/>2</text:p>
          <text:p text:style-name="P22">0.2 Terminology and Document Conventions<text:tab/>2</text:p>
          <text:p text:style-name="P22">0.3 Revision History<text:tab/>2</text:p>
          <text:p text:style-name="P21">1 Introduction<text:tab/>3</text:p>
          <text:p text:style-name="P21">2 Application Domain<text:tab/>3</text:p>
          <text:p text:style-name="P20">2.1.1 bnd<text:tab/>3</text:p>
          <text:p text:style-name="P22">2.2 Terminology + Abbreviations <text:tab/>5</text:p>
          <text:p text:style-name="P21">3 Problem Description<text:tab/>5</text:p>
          <text:p text:style-name="P21">4 Use Cases<text:tab/>5</text:p>
          <text:p text:style-name="P20">4.1.1 Requiring an Extender<text:tab/>5</text:p>
          <text:p text:style-name="P20">4.1.2 Governance<text:tab/>6</text:p>
          <text:p text:style-name="P21">5 Requirements<text:tab/>6</text:p>
          <text:p text:style-name="P20">5.1.1 General<text:tab/>6</text:p>
          <text:p text:style-name="P21">6 Document Support<text:tab/>7</text:p>
          <text:p text:style-name="P22">6.1 References<text:tab/>7</text:p>
          <text:p text:style-name="P22">6.2 Author’s Address<text:tab/>7</text:p>
          <text:p text:style-name="P22">6.3 End of Document<text:tab/>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7">
            <text:p text:style-name="P3">11/27/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2<text:span text:style-name="T5">nd</text:span></text:p>
          </table:table-cell>
          <table:table-cell table:style-name="Table1.A3" office:value-type="string">
            <text:p text:style-name="P3">2015 May 28</text:p>
          </table:table-cell>
          <table:table-cell table:style-name="Table1.C3" office:value-type="string">
            <text:p text:style-name="P3">Comments from CPEG meeting 2015 May 4.</text:p>
          </table:table-cell>
        </table:table-row>
        <table:table-row table:style-name="Table1.2">
          <table:table-cell table:style-name="Table1.A3" office:value-type="string">
            <text:p text:style-name="P2"><text:change-start text:change-id="ct105553119872448"/>3<text:span text:style-name="T5">rd</text:span><text:change-end text:change-id="ct105553119872448"/></text:p>
          </table:table-cell>
          <table:table-cell table:style-name="Table1.A3" office:value-type="string">
            <text:p text:style-name="P3"><text:change-start text:change-id="ct106102875730688"/>2015 Jun 26<text:change-end text:change-id="ct106102875730688"/></text:p>
          </table:table-cell>
          <table:table-cell table:style-name="Table1.C3" office:value-type="string">
            <text:p text:style-name="P3"><text:change-start text:change-id="ct106102873619904"/>Add package export annotation.<text:change-end text:change-id="ct106102873619904"/></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text:soft-page-break/>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4">manifest annotations</text:span><text:span text:style-name="T3">, annotations whose sole purpose is to generate the manifest headers.</text:span></text:p>
      <text:p text:style-name="Body">Since the manifest headers for requirements and capabilities are error prone to use, the OSGi enRoute project added <text:span text:style-name="T3">manifest annotations</text:span> for the Require-Capability and Provide-Capability headers to bnd:</text:p>
      <text:list xml:id="list3513471314553562101" text:style-name="L2">
        <text:list-item>
          <text:p text:style-name="P14"><text:span text:style-name="Example">@RequireCapability(ns,effective,filter,resolution)</text:span></text:p>
        </text:list-item>
        <text:list-item>
          <text:p text:style-name="P14"><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4">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8730230735658209985" text:style-name="L3">
        <text:list-item>
          <text:p text:style-name="P15"><text:span text:style-name="Example">@BundleLicense(name,description,link)</text:span></text:p>
        </text:list-item>
        <text:list-item>
          <text:p text:style-name="P15"><text:span text:style-name="Example">@BundleCopyright(value)</text:span></text:p>
        </text:list-item>
        <text:list-item>
          <text:p text:style-name="P15"><text:span text:style-name="Example">@BundleCategory (Category[] value, String[] custom)</text:span></text:p>
        </text:list-item>
        <text:list-item>
          <text:p text:style-name="P15"><text:span text:style-name="Example">@BundleContributors(value (email), name, roles, organization, organizationUrl, timezone)</text:span></text:p>
        </text:list-item>
        <text:list-item>
          <text:p text:style-name="P15"><text:span text:style-name="Example">@BundleDevelopers(value (email), name, roles, organization, organizationUrl, timezone)</text:span></text:p>
        </text:list-item>
        <text:list-item>
          <text:p text:style-name="P15"><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text:span><text:soft-page-break/><text:span text:style-name="Example">{frange;&lt;version&gt;}</text:span>, this macro created a version range in OSGi filter syntax. However, all bnd macros were available which then also provides access to the local package-info.</text:p>
      <text:h text:style-name="Heading_20_2" text:outline-level="2">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text:soft-page-break/>@Component</text:p>
      <text:p text:style-name="Code_20_Snipet">public class Peggy { … }</text:p>
      <text:p text:style-name="P10"/>
      <text:p text:style-name="Body">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5936506568617694853" text:style-name="L1">
        <text:list-item>
          <text:p text:style-name="P13">G0010 – It must be possible to provide the content of manifest headers through manifest annotations.</text:p>
        </text:list-item>
        <text:list-item>
          <text:p text:style-name="P13">G0020 – The following headers must be supported by dedicated annotations:</text:p>
          <text:list>
            <text:list-item>
              <text:p text:style-name="P13"><text:span text:style-name="Example">Provide-Capability</text:span></text:p>
            </text:list-item>
            <text:list-item>
              <text:p text:style-name="P13"><text:span text:style-name="Example">Require-Capability</text:span></text:p>
            </text:list-item>
          </text:list>
        </text:list-item>
        <text:list-item>
          <text:p text:style-name="P13">G0030 – It must be possible to enter a clause for a specific header through an annotation</text:p>
        </text:list-item>
        <text:list-item>
          <text:p text:style-name="P13">G0040 – It must be possible to create customized annotations for specific requirements. This can be done via a meta-annotation which can be used to define other custom annotations.</text:p>
        </text:list-item>
        <text:list-item>
          <text:p text:style-name="P13">G0060 – Generated headers must be valid OSGi or generate an error</text:p>
        </text:list-item>
        <text:list-item>
          <text:p text:style-name="P13">G0070 – The annotations must use enums and other Java constructs to enable type safety and IDE support</text:p>
        </text:list-item>
        <text:list-item>
          <text:p text:style-name="P13">G0080 – Duplicate clauses must be removed in the manifest</text:p>
        </text:list-item>
        <text:list-item>
          <text:p text:style-name="P13"><text:soft-page-break/>G0090 – It must be possible to refer to a package name, package version, context information, class name, bundle version and bundle symbolic name in the manifest annotations. This must be done <text:span text:style-name="T6">by computing the desired information from a class constant per G0070.</text:span></text:p>
        </text:list-item>
        <text:list-item>
          <text:p text:style-name="P13">G0100 – The solution must simplify the writing of a version import filter <text:s/>in a requirement.</text:p>
        </text:list-item>
        <text:list-item>
          <text:p text:style-name="P13">G0110 – DS and Metatype annotations must be retrofitted to use the meta-annotation from G0040.<text:change-start text:change-id="ct106102873632768"/></text:p>
        </text:list-item>
        <text:list-item>
          <text:p text:style-name="P13">G0120 – The solution must include a package annotation for marking a package to be exported. The annotation must support specifying <text:change-end text:change-id="ct106102873632768"/><text:change-start text:change-id="ct105553122003776"/>directives (e.g. mandatory, include, exclude) and attributes. The package version must come from the existing Version annotation.<text:change-end text:change-id="ct105553122003776"/></text:p>
        </text:list-item>
      </text:list>
      <text:h text:style-name="Heading_20_1" text:outline-level="1">Document Support</text:h>
      <text:h text:style-name="Heading_20_2" text:outline-level="2">References</text:h>
      <text:list xml:id="list431993155070193982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6">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0.3937in" fo:margin-right="0in" fo:margin-top="0in" fo:margin-bottom="0in" fo:text-align="start" style:justify-single-word="false" fo:text-indent="0in"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6"><draw:image xlink:href="Pictures/1000020100000427000001D8328612BC.png" xlink:type="simple" xlink:show="embed" xlink:actuate="onLoad"/></draw:frame><text:tab/><text:user-defined style:data-style-name="N0" text:name="RFP Title">RFP-167 Manifest Annotations</text:user-defined><text:tab/>Page <text:page-number text:select-page="current">7</text:page-number> of <text:page-count style:num-format="1">7</text:page-count></text:p>
        <text:p text:style-name="Header"/>
        <text:p text:style-name="Header"><text:tab/>Draft<text:tab/><text:modification-date style:data-style-name="N76">June 26, 2015</text:modification-date></text:p>
      </style:header>
      <style:footer>
        <text:p text:style-name="Footer">Copyright © <text:user-defined style:data-style-name="N0" text:name="Company">OSGi Alliance</text:user-defined> <text:s/><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4</meta:editing-cycles>
    <meta:editing-duration>PT10H37M28S</meta:editing-duration>
    <meta:initial-creator>Peter Kriens</meta:initial-creator>
    <dc:date>2015-06-26T16:01:39</dc:date>
    <dc:creator>BJ Hargrave</dc:creator>
    <meta:document-statistic meta:table-count="2" meta:image-count="2" meta:object-count="0" meta:page-count="7" meta:paragraph-count="137" meta:word-count="1522" meta:character-count="9873"/>
    <meta:user-defined meta:name="Company">OSGi Alliance</meta:user-defined>
    <meta:user-defined meta:name="Info 3"/>
    <meta:user-defined meta:name="Info 4"/>
    <meta:user-defined meta:name="RFP Title">RFP-167 Manifest Annotations</meta:user-defined>
  </office:meta>
</office:document-meta>
</file>